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6.53520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первірити на унікальність категорій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api" table:style-name="ta1"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/api/categories/expenditureCategory</text:p>
          </table:table-cell>
          <table:table-cell office:value-type="string" table:style-name="ce2">
            <text:p>get</text:p>
          </table:table-cell>
          <table:table-cell office:value-type="string" table:style-name="ce1">
            <text:p>отримати всі категорії витрат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/api/categories/expenditureCategory</text:p>
          </table:table-cell>
          <table:table-cell office:value-type="string" table:style-name="ce2">
            <text:p>post</text:p>
          </table:table-cell>
          <table:table-cell office:value-type="string" table:style-name="ce1">
            <text:p>додати нову категорію витрат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/api/categories/revenueCategory</text:p>
          </table:table-cell>
          <table:table-cell office:value-type="string" table:style-name="ce2">
            <text:p>get</text:p>
          </table:table-cell>
          <table:table-cell office:value-type="string" table:style-name="ce1">
            <text:p>отримати всі категорії доходів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/api/categories/revenueCategory</text:p>
          </table:table-cell>
          <table:table-cell office:value-type="string" table:style-name="ce2">
            <text:p>post</text:p>
          </table:table-cell>
          <table:table-cell office:value-type="string" table:style-name="ce1">
            <text:p>додати нову категорію доходів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орінк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yona</meta:initial-creator>
    <dc:creator>Alyona</dc:creator>
    <meta:creation-date>2023-09-09T19:19:42Z</meta:creation-date>
    <dc:date>2023-09-09T20:30:51Z</dc:date>
    <meta:editing-cycles>3</meta:editing-cycles>
    <meta:editing-duration>PT725S</meta:editing-duration>
  </office:meta>
</office:document-meta>
</file>